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Heading_20_1">
      <style:paragraph-properties fo:break-before="page"/>
    </style:style>
    <style:style style:name="P3" style:family="paragraph" style:parent-style-name="Standard" style:master-page-name="">
      <style:paragraph-properties style:page-number="auto"/>
    </style:style>
    <style:style style:name="P4" style:family="paragraph" style:parent-style-name="Standard" style:master-page-name="">
      <style:paragraph-properties style:page-number="auto" fo:background-color="#c0c0c0">
        <style:background-image/>
      </style:paragraph-properties>
    </style:style>
    <style:style style:name="P5" style:family="paragraph" style:parent-style-name="Standard">
      <style:paragraph-properties fo:background-color="#c0c0c0">
        <style:background-image/>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agraph-properties fo:text-align="center"/>
    </style:style>
    <style:style style:name="P10" style:family="paragraph">
      <style:paragraph-properties fo:text-align="center"/>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ffff99"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5" style:family="graphic">
      <style:graphic-properties draw:fill="solid" draw:fill-color="#00b8ff" draw:textarea-horizontal-align="center" draw:textarea-vertical-align="middle" style:run-through="foreground" style:vertical-pos="from-top" style:vertical-rel="paragraph" style:horizontal-pos="from-left" style:horizontal-rel="paragraph"/>
    </style:style>
    <style:style style:name="gr6" style:family="graphic">
      <style:graphic-properties draw:fill="solid" draw:fill-color="#94bd5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fill="solid" draw:fill-color="#00ae00" draw:textarea-horizontal-align="center" draw:textarea-vertical-align="middle" style:run-through="foreground" style:vertical-pos="from-top" style:vertical-rel="paragraph" style:horizontal-pos="from-left" style:horizontal-rel="paragraph"/>
    </style:style>
    <style:style style:name="gr8" style:family="graphic">
      <style:graphic-properties draw:fill="solid" draw:fill-color="#9999ff"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ex de contingu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Table of Contents</text:p>
          </text:index-title>
          <text:p text:style-name="P1">Overview of the system<text:tab/>1</text:p>
          <text:p text:style-name="P1">Technical design decisions<text:tab/>1</text:p>
          <text:p text:style-name="P1">Windows client architecture<text:tab/>2</text:p>
          <text:p text:style-name="P1">Common patterns in code<text:tab/>3</text:p>
          <text:p text:style-name="P8">Dependency injection<text:tab/>3</text:p>
          <text:p text:style-name="P8">Protected members and unit test<text:tab/>3</text:p>
          <text:p text:style-name="P8">CatalanitzadorPerAlWindows.lib<text:tab/>3</text:p>
        </text:index-body>
      </text:table-of-content>
      <text:p text:style-name="Standard"/>
      <text:p text:style-name="Standard"/>
      <text:h text:style-name="Heading_20_1" text:outline-level="1">Overview of the system</text:h>
      <text:p text:style-name="Text_20_body">The whole system is a client / server application composed of the following components:</text:p>
      <text:list xml:id="list38207164" text:style-name="L2">
        <text:list-item>
          <text:p text:style-name="P7">The Windows client application that executes in the user, performs selected actions, and sends the results to a central server</text:p>
        </text:list-item>
        <text:list-item>
          <text:p text:style-name="P7">A server that process the information sent in XML and stores the data in the database backend.</text:p>
        </text:list-item>
        <text:list-item>
          <text:p text:style-name="P7">Any user using a web browser can see the statistics of the systems that are generated by the server processing the data in the SQL server. </text:p>
        </text:list-item>
      </text:list>
      <text:p text:style-name="Text_20_body"/>
      <text:p text:style-name="Text_20_body"><draw:custom-shape text:anchor-type="paragraph" draw:z-index="3" draw:style-name="gr3" draw:text-style-name="P10" svg:width="2.514cm" svg:height="1.535cm" svg:x="5.203cm" svg:y="0.012cm"><text:p text:style-name="P10"><text:span text:style-name="T3">XML sent using</text:span><text:span text:style-name="T3"><text:line-break/></text:span><text:span text:style-name="T3">HTTP POST</text:span></text:p><draw:enhanced-geometry svg:viewBox="0 0 21600 21600" draw:text-areas="800 800 20800 20800" draw:type="round-rectangular-callout" draw:modifiers="4938.00841514727 40000.91848450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
      <text:p text:style-name="Text_20_body"/>
      <text:p text:style-name="Standard"><draw:rect text:anchor-type="paragraph" draw:z-index="0" draw:style-name="gr1" draw:text-style-name="P9" svg:width="3.835cm" svg:height="1.826cm" svg:x="7.939cm" svg:y="0.109cm"><text:p text:style-name="P9">PHP file parser </text:p><text:p text:style-name="P9">&amp; storage</text:p><text:p text:style-name="P9"><text:span text:style-name="T2">(/parser.php)</text:span></text:p><text:p text:style-name="P9"/></draw:rect><draw:rect text:anchor-type="paragraph" draw:z-index="34" draw:style-name="gr6" draw:text-style-name="P9" svg:width="4.703cm" svg:height="1.826cm" svg:x="0.192cm" svg:y="0.238cm"><text:p text:style-name="P9">Windows client</text:p><text:p text:style-name="P9"><text:span text:style-name="T2">(CatalanitzadorPerAlWindows.exe)</text:span></text:p></draw:rect></text:p>
      <text:p text:style-name="Standard"><draw:custom-shape text:anchor-type="paragraph" draw:z-index="4" draw:style-name="gr4" svg:width="2.304cm" svg:height="0.399cm" draw:transform="rotate (-0.261799387800286) translate (12.2696111111111cm 0.0582083333333333cm)"><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style-name="gr2" svg:width="1.632cm" svg:height="1.721cm" svg:x="14.663cm" svg:y="0.471cm"><text:p>MySQL</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6" draw:style-name="gr4" svg:width="2.338cm" svg:height="0.486cm" svg:x="5.512cm" svg:y="0.26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h text:style-name="Heading_20_4" text:outline-level="4"/>
      <text:h text:style-name="Heading_20_1" text:outline-level="1"><draw:rect text:anchor-type="paragraph" draw:z-index="1" draw:style-name="gr1" draw:text-style-name="P9" svg:width="3.529cm" svg:height="1.826cm" svg:x="8.049cm" svg:y="0.799cm"><text:p text:style-name="P9">Statistics</text:p><text:p text:style-name="P9"><text:span text:style-name="T2">(/stats.php)</text:span></text:p></draw:rect><draw:custom-shape text:anchor-type="paragraph" draw:z-index="5" draw:style-name="gr4" svg:width="2.304cm" svg:height="0.399cm" draw:transform="rotate (0.5235987755982) translate (12.0773472222222cm 1.40229166666667cm)"><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35" draw:style-name="gr6" draw:text-style-name="P9" svg:width="4.724cm" svg:height="1.826cm" svg:x="0.15cm" svg:y="0.667cm"><text:p text:style-name="P9">Web browser</text:p></draw:rect></text:h>
      <text:h text:style-name="Heading_20_1" text:outline-level="1"><draw:custom-shape text:anchor-type="paragraph" draw:z-index="37" draw:style-name="gr4" svg:width="2.338cm" svg:height="0.486cm" svg:x="5.468cm" svg:y="0.1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Heading_20_1" text:outline-level="1">Technical design decisions</text:h>
      <text:p text:style-name="Text_20_body">These are some design decisions:</text:p>
      <text:list xml:id="list30249280" text:style-name="L1">
        <text:list-item>
          <text:p text:style-name="P6">A single binary for all architectures (32 and 64 bits)</text:p>
        </text:list-item>
        <text:list-item>
          <text:p text:style-name="P6">The client is written in C++ since the application need to run in all Windows operating systems starting from Windows XP. </text:p>
        </text:list-item>
        <text:list-item>
          <text:p text:style-name="P6">Be able to use unit test was one of the early principle and drove some technical architectural decisions.</text:p>
        </text:list-item>
      </text:list>
      <text:p text:style-name="Standard"/>
      <text:p text:style-name="Standard"/>
      <text:p text:style-name="Standard"/>
      <text:p text:style-name="Standard"><text:soft-page-break/></text:p>
      <text:p text:style-name="Standard"/>
      <text:p text:style-name="Standard"/>
      <text:h text:style-name="Heading_20_1" text:outline-level="1">Windows client architecture</text:h>
      <text:p text:style-name="Standard"/>
      <text:p text:style-name="Standard"><draw:rect text:anchor-type="paragraph" draw:z-index="26" draw:style-name="gr8" draw:text-style-name="P9" svg:width="6.88cm" svg:height="1.918cm" svg:x="1.279cm" svg:y="0.462cm"><text:p text:style-name="P9"/><text:p text:style-name="P9"/><text:p text:style-name="P9"/><text:p text:style-name="P9"/><text:p text:style-name="P9">Application</text:p><text:p text:style-name="P9"/><text:p text:style-name="P9"/><text:p text:style-name="P9"/><text:p text:style-name="P9"/><text:p text:style-name="P9"/></draw:rect><draw:rect text:anchor-type="paragraph" draw:z-index="27" draw:style-name="gr8" draw:text-style-name="P9" svg:width="2.888cm" svg:height="1.83cm" svg:x="8.71cm" svg:y="0.485cm"><text:p text:style-name="P9"/><text:p text:style-name="P9"/><text:p text:style-name="P9"/><text:p text:style-name="P9"/><text:p text:style-name="P9"/><text:p text:style-name="P9">Unit tests</text:p><text:p text:style-name="P9"/><text:p text:style-name="P9"/><text:p text:style-name="P9"/><text:p text:style-name="P9"/><text:p text:style-name="P9"/></draw:rect><draw:rect text:anchor-type="paragraph" draw:z-index="38" draw:style-name="gr8" draw:text-style-name="P9" svg:width="2.888cm" svg:height="1.83cm" svg:x="12.635cm" svg:y="0.452cm"><text:p text:style-name="P9"/><text:p text:style-name="P9"/><text:p text:style-name="P9"/><text:p text:style-name="P9"/><text:p text:style-name="P9"/><text:p text:style-name="P9">Downloadfile<text:line-break/>Checker</text:p><text:p text:style-name="P9"/><text:p text:style-name="P9"/><text:p text:style-name="P9"/><text:p text:style-name="P9"/><text:p text:style-name="P9"/></draw:rect></text:p>
      <text:p text:style-name="Standard"/>
      <text:p text:style-name="Standard"/>
      <text:p text:style-name="Standard"/>
      <text:p text:style-name="Standard"/>
      <text:p text:style-name="Standard"><draw:rect text:anchor-type="paragraph" draw:z-index="22" draw:style-name="gr6" draw:text-style-name="P9" svg:width="14.507cm" svg:height="2.643cm" svg:x="1.281cm" svg:y="0.409cm"><text:p text:style-name="P9"/><text:p text:style-name="P9"/><text:p text:style-name="P9">User Interface</text:p><text:p text:style-name="P9"/><text:p text:style-name="P9"/><text:p text:style-name="P9"/><text:p text:style-name="P9"/><text:p text:style-name="P9"/></draw:rect></text:p>
      <text:p text:style-name="Standard"/>
      <text:p text:style-name="Standard"/>
      <text:p text:style-name="Standard"><draw:rect text:anchor-type="paragraph" draw:z-index="24" draw:style-name="gr7" draw:text-style-name="P10" svg:width="1.916cm" svg:height="1.008cm" svg:x="7.514cm" svg:y="0.058cm"><text:p text:style-name="P10"><text:span text:style-name="T3">Controls</text:span></text:p></draw:rect><draw:rect text:anchor-type="paragraph" draw:z-index="23" draw:style-name="gr7" draw:text-style-name="P10" svg:width="1.916cm" svg:height="1.008cm" svg:x="4.9cm" svg:y="0.088cm"><text:p text:style-name="P10"><text:span text:style-name="T3">Dialogs</text:span></text:p></draw:rect><draw:rect text:anchor-type="paragraph" draw:z-index="25" draw:style-name="gr7" draw:text-style-name="P10" svg:width="1.916cm" svg:height="1.008cm" svg:x="9.952cm" svg:y="0.012cm"><text:p text:style-name="P10"><text:span text:style-name="T3">PropertyPages</text:span></text:p></draw:rect></text:p>
      <text:p text:style-name="Standard"/>
      <text:p text:style-name="Standard"/>
      <text:p text:style-name="Standard"/>
      <text:p text:style-name="Standard"><draw:rect text:anchor-type="paragraph" draw:z-index="17" draw:style-name="gr1" draw:text-style-name="P9" svg:width="5.381cm" svg:height="3.682cm" svg:x="1.302cm" svg:y="0.153cm"><text:p text:style-name="P9">Core</text:p><text:p text:style-name="P9"/><text:p text:style-name="P9"/><text:p text:style-name="P9"/><text:p text:style-name="P9"/><text:p text:style-name="P9"/></draw:rect><draw:rect text:anchor-type="paragraph" draw:z-index="21" draw:style-name="gr1" draw:text-style-name="P9" svg:width="4.058cm" svg:height="3.682cm" svg:x="7.424cm" svg:y="0.129cm"><text:p text:style-name="P9">Actions</text:p><text:p text:style-name="P9"/><text:p text:style-name="P9"/><text:p text:style-name="P9"/><text:p text:style-name="P9"/><text:p text:style-name="P9"/></draw:rect><draw:rect text:anchor-type="paragraph" draw:z-index="28" draw:style-name="gr1" draw:text-style-name="P9" svg:width="3.925cm" svg:height="3.682cm" svg:x="11.862cm" svg:y="0.129cm"><text:p text:style-name="P9">Inspectors</text:p><text:p text:style-name="P9"/><text:p text:style-name="P9"/><text:p text:style-name="P9"/><text:p text:style-name="P9"/><text:p text:style-name="P9"/></draw:rect></text:p>
      <text:p text:style-name="Standard"/>
      <text:p text:style-name="Standard"><draw:rect text:anchor-type="paragraph" draw:z-index="19" draw:style-name="gr5" draw:text-style-name="P10" svg:width="1.916cm" svg:height="1.008cm" svg:x="4.346cm" svg:y="0.409cm"><text:p text:style-name="P10"><text:span text:style-name="T3">Log</text:span></text:p></draw:rect><draw:rect text:anchor-type="paragraph" draw:z-index="29" draw:style-name="gr5" draw:text-style-name="P10" svg:width="1.916cm" svg:height="1.008cm" svg:x="1.812cm" svg:y="0.422cm"><text:p text:style-name="P10"><text:span text:style-name="T3">UploadStats</text:span></text:p></draw:rect><draw:rect text:anchor-type="paragraph" draw:z-index="31" draw:style-name="gr5" draw:text-style-name="P10" svg:width="1.916cm" svg:height="1.008cm" svg:x="8.424cm" svg:y="0.33cm"><text:p text:style-name="P10"><text:span text:style-name="T3">Windows, </text:span><text:span text:style-name="T3"><text:line-break/></text:span><text:span text:style-name="T3">Office, etc</text:span></text:p><text:p text:style-name="P10"><text:span text:style-name="T3"/></text:p></draw:rect><draw:rect text:anchor-type="paragraph" draw:z-index="32" draw:style-name="gr5" draw:text-style-name="P10" svg:width="1.916cm" svg:height="1.008cm" svg:x="12.857cm" svg:y="0.318cm"><text:p text:style-name="P10"><text:span text:style-name="T3">Acrobat,etc</text:span></text:p><text:p text:style-name="P10"><text:span text:style-name="T3"/></text:p></draw:rect></text:p>
      <text:h text:style-name="Heading_20_1" text:outline-level="1"/>
      <text:h text:style-name="Heading_20_1" text:outline-level="1"><draw:rect text:anchor-type="paragraph" draw:z-index="18" draw:style-name="gr5" draw:text-style-name="P10" svg:width="1.916cm" svg:height="1.008cm" svg:x="4.39cm" svg:y="-0.109cm"><text:p text:style-name="P10"><text:span text:style-name="T3">Sha1</text:span></text:p></draw:rect><draw:rect text:anchor-type="paragraph" draw:z-index="20" draw:style-name="gr5" draw:text-style-name="P10" svg:width="1.916cm" svg:height="1.008cm" svg:x="1.833cm" svg:y="-0.067cm"><text:p text:style-name="P10"><text:span text:style-name="T3">Serializer</text:span></text:p></draw:rect><draw:rect text:anchor-type="paragraph" draw:z-index="30" draw:style-name="gr5" draw:text-style-name="P10" svg:width="1.916cm" svg:height="1.008cm" svg:x="8.463cm" svg:y="-0.123cm"><text:p text:style-name="P10"><text:span text:style-name="T3">Support</text:span></text:p><text:p text:style-name="P10"><text:span text:style-name="T3">classes</text:span></text:p></draw:rect><draw:rect text:anchor-type="paragraph" draw:z-index="33" draw:style-name="gr5" draw:text-style-name="P10" svg:width="1.916cm" svg:height="1.008cm" svg:x="12.922cm" svg:y="-0.157cm"><text:p text:style-name="P10"><text:span text:style-name="T3">Windows, </text:span><text:span text:style-name="T3"><text:line-break/></text:span><text:span text:style-name="T3">Office, etc</text:span></text:p><text:p text:style-name="P10"><text:span text:style-name="T3"/></text:p></draw:rect></text:h>
      <text:h text:style-name="Heading_20_1" text:outline-level="1"><draw:rect text:anchor-type="paragraph" draw:z-index="6" draw:style-name="gr1" draw:text-style-name="P9" svg:width="14.706cm" svg:height="3.682cm" svg:x="1.148cm" svg:y="0.598cm"><text:p text:style-name="P9">OS (Windows abstraction layer)</text:p><text:p text:style-name="P9"/><text:p text:style-name="P9"/><text:p text:style-name="P9"/><text:p text:style-name="P9"/><text:p text:style-name="P9"/></draw:rect></text:h>
      <text:p text:style-name="Standard"><draw:rect text:anchor-type="paragraph" draw:z-index="7" draw:style-name="gr5" draw:text-style-name="P10" svg:width="1.916cm" svg:height="1.008cm" svg:x="1.812cm" svg:y="0.388cm"><text:p text:style-name="P10"><text:span text:style-name="T3">Registry</text:span></text:p></draw:rect><draw:rect text:anchor-type="paragraph" draw:z-index="15" draw:style-name="gr5" draw:text-style-name="P10" svg:width="1.916cm" svg:height="1.008cm" svg:x="11.756cm" svg:y="0.303cm"><text:p text:style-name="P10"><text:span text:style-name="T3">OSVersion</text:span></text:p></draw:rect></text:p>
      <text:p text:style-name="Standard"/>
      <text:p text:style-name="Standard"><draw:rect text:anchor-type="paragraph" draw:z-index="14" draw:style-name="gr5" draw:text-style-name="P10" svg:width="1.916cm" svg:height="1.008cm" svg:x="9.088cm" svg:y="-0.654cm"><text:p text:style-name="P10"><text:span text:style-name="T3">Internet</text:span></text:p></draw:rect><draw:rect text:anchor-type="paragraph" draw:z-index="9" draw:style-name="gr5" draw:text-style-name="P10" svg:width="1.916cm" svg:height="1.008cm" svg:x="4.346cm" svg:y="-0.591cm"><text:p text:style-name="P10"><text:span text:style-name="T3">XMLParser</text:span></text:p></draw:rect><draw:rect text:anchor-type="paragraph" draw:z-index="12" draw:style-name="gr5" draw:text-style-name="P10" svg:width="1.916cm" svg:height="1.008cm" svg:x="6.727cm" svg:y="-0.601cm"><text:p text:style-name="P10"><text:span text:style-name="T3">Wow64</text:span></text:p></draw:rect></text:p>
      <text:h text:style-name="Heading_20_1" text:outline-level="1"><draw:rect text:anchor-type="paragraph" draw:z-index="8" draw:style-name="gr5" draw:text-style-name="P10" svg:width="1.916cm" svg:height="1.008cm" svg:x="4.39cm" svg:y="0.235cm"><text:p text:style-name="P10"><text:span text:style-name="T3">Sha1</text:span></text:p></draw:rect><draw:rect text:anchor-type="paragraph" draw:z-index="11" draw:style-name="gr5" draw:text-style-name="P10" svg:width="1.916cm" svg:height="1.008cm" svg:x="6.772cm" svg:y="0.235cm"><text:p text:style-name="P10"><text:span text:style-name="T3">Runner</text:span></text:p></draw:rect><draw:rect text:anchor-type="paragraph" draw:z-index="13" draw:style-name="gr5" draw:text-style-name="P10" svg:width="1.916cm" svg:height="1.008cm" svg:x="9.197cm" svg:y="0.242cm"><text:p text:style-name="P10"><text:span text:style-name="T3">Resources</text:span></text:p></draw:rect></text:h>
      <text:h text:style-name="Heading_20_1" text:outline-level="1"><draw:rect text:anchor-type="paragraph" draw:z-index="10" draw:style-name="gr5" draw:text-style-name="P10" svg:width="1.916cm" svg:height="1.008cm" svg:x="1.833cm" svg:y="-1.067cm"><text:p text:style-name="P10"><text:span text:style-name="T3">FileSystem</text:span></text:p></draw:rect><draw:rect text:anchor-type="paragraph" draw:z-index="16" draw:style-name="gr5" draw:text-style-name="P10" svg:width="1.916cm" svg:height="1.008cm" svg:x="11.822cm" svg:y="-1.138cm"><text:p text:style-name="P10"><text:span text:style-name="T3">Windows</text:span></text:p></draw:rect></text:h>
      <text:h text:style-name="P2" text:outline-level="1">Common patterns in code</text:h>
      <text:h text:style-name="Heading_20_2" text:outline-level="2">Dependency injection</text:h>
      <text:p text:style-name="Text_20_body">Many classes use <text:a xlink:type="simple" xlink:href="http://en.wikipedia.org/wiki/Dependency_injection">dependency injection</text:a> on their constructors like in the following example:</text:p>
      <text:p text:style-name="Text_20_body"/>
      <text:p text:style-name="P4">ConfigureDefaultLanguageAction::ConfigureDefaultLanguageAction(IOSVersion* OSVersion, IRegistry* registry, IRunner* runner)</text:p>
      <text:p text:style-name="P5">{</text:p>
      <text:p text:style-name="P5"><text:tab/>….</text:p>
      <text:p text:style-name="P5">}</text:p>
      <text:p text:style-name="P5"/>
      <text:p text:style-name="Text_20_body"><text:line-break/>The objective is to make more easy to unit test classes using <text:a xlink:type="simple" xlink:href="http://en.wikipedia.org/wiki/Mock_object">mock objects</text:a>.</text:p>
      <text:h text:style-name="Heading_20_2" text:outline-level="2">Protected members and unit test</text:h>
      <text:p text:style-name="Text_20_body">In C++ classes (except for friend classes) can only access other classes public methods. Sometimes we need to be able to unit test methods that we do not want to part of the public API. The pattern using in this case is to make them protected:</text:p>
      <text:p text:style-name="P3"/>
      <text:p text:style-name="P5"/>
      <text:p text:style-name="P5">class _APICALL FirefoxAction : public Action<text:line-break/>{</text:p>
      <text:p text:style-name="P5">public:</text:p>
      <text:p text:style-name="P5">...<text:line-break/><text:line-break/>protected:<text:line-break/><text:tab/><text:tab/>virtual void _getProfileRootDir(wstring &amp;location);<text:line-break/><text:tab/><text:tab/>bool _readVersionAndLocale();</text:p>
      <text:p text:style-name="P5"/>
      <text:p text:style-name="Text_20_body"><text:line-break/>To be able to change their visibility in child classes consumed by the unit tests.</text:p>
      <text:p text:style-name="P3"/>
      <text:p text:style-name="P5"/>
      <text:p text:style-name="P5">class FirefoxActionForTest : public FirefoxAction<text:line-break/>{</text:p>
      <text:p text:style-name="P5">...</text:p>
      <text:p text:style-name="P5"/>
      <text:p text:style-name="P5">public: using FirefoxAction::_readVersionAndLocale;</text:p>
      <text:p text:style-name="P5"/>
      <text:p text:style-name="Text_20_body"/>
      <text:h text:style-name="Heading_20_2" text:outline-level="2">CatalanitzadorPerAlWindows.lib</text:h>
      <text:p text:style-name="Text_20_body"><text:line-break/>The CatalanitzadorPerAlWindows.lib is a library that contains all the classes to which the unit testing application links to be able to exercise the classes to unit test.</text:p>
      <text:p text:style-name="P3">The applications classes are compiled using <text:span text:style-name="T1">dllimport</text:span> when creating the library, this achieved by <text:soft-page-break/>the _APICALL Macro:</text:p>
      <text:p text:style-name="Standard"/>
      <text:p text:style-name="P5"/>
      <text:p text:style-name="P5">#ifdef CATALANITZADOR_CREATE_SHARED_LIBRARY<text:line-break/><text:tab/>#define _APICALL __declspec(dllexport)<text:line-break/>#else // Using shared lib<text:line-break/> <text:s text:c="2"/>#define _APICALL <text:s/>__declspec(dllimport)<text:line-break/>#endif </text:p>
      <text:p text:style-name="P5"/>
      <text:p text:style-name="Text_20_body"/>
      <text:h text:style-name="Heading_20_2"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05T09:43:45.30</meta:creation-date>
    <meta:generator>OpenOffice.org/3.3$Win32 OpenOffice.org_project/330m20$Build-9567</meta:generator>
    <dc:date>2012-05-05T18:32:02.64</dc:date>
    <meta:editing-duration>PT8H48M10S</meta:editing-duration>
    <meta:editing-cycles>14</meta:editing-cycles>
    <meta:document-statistic meta:table-count="0" meta:image-count="0" meta:object-count="0" meta:page-count="4" meta:paragraph-count="40" meta:word-count="373" meta:character-count="2481"/>
  </office:meta>
</office:document-meta>
</file>